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daf" officeooo:paragraph-rsid="0007ddaf"/>
    </style:style>
    <style:style style:name="P2" style:family="paragraph" style:parent-style-name="Text_20_body">
      <style:text-properties officeooo:rsid="0008e46d" officeooo:paragraph-rsid="0009d972"/>
    </style:style>
    <style:style style:name="P3" style:family="paragraph" style:parent-style-name="Text_20_body">
      <style:text-properties officeooo:rsid="00196f26" officeooo:paragraph-rsid="00198f5e"/>
    </style:style>
    <style:style style:name="P4" style:family="paragraph" style:parent-style-name="Text_20_body">
      <style:text-properties officeooo:rsid="001bacdd" officeooo:paragraph-rsid="001bacdd"/>
    </style:style>
    <style:style style:name="P5" style:family="paragraph" style:parent-style-name="Text_20_body">
      <style:text-properties officeooo:rsid="001daa7d" officeooo:paragraph-rsid="001daa7d"/>
    </style:style>
    <style:style style:name="P6" style:family="paragraph" style:parent-style-name="Text_20_body">
      <style:text-properties officeooo:rsid="00206295" officeooo:paragraph-rsid="00206295"/>
    </style:style>
    <style:style style:name="P7" style:family="paragraph" style:parent-style-name="Text_20_body">
      <style:text-properties officeooo:rsid="00220714" officeooo:paragraph-rsid="00220714"/>
    </style:style>
    <style:style style:name="P8" style:family="paragraph" style:parent-style-name="Text_20_body">
      <style:text-properties officeooo:paragraph-rsid="0022fe75"/>
    </style:style>
    <style:style style:name="P9" style:family="paragraph" style:parent-style-name="Text_20_body">
      <style:text-properties officeooo:rsid="00254f97" officeooo:paragraph-rsid="00254f97"/>
    </style:style>
    <style:style style:name="P10" style:family="paragraph" style:parent-style-name="Text_20_body">
      <style:text-properties officeooo:rsid="002a2ff2" officeooo:paragraph-rsid="002a2ff2"/>
    </style:style>
    <style:style style:name="P11" style:family="paragraph" style:parent-style-name="Text_20_body">
      <style:text-properties officeooo:rsid="002dfc41" officeooo:paragraph-rsid="002dfc41"/>
    </style:style>
    <style:style style:name="P12" style:family="paragraph" style:parent-style-name="Text_20_body">
      <style:text-properties officeooo:rsid="0031195d" officeooo:paragraph-rsid="0031195d"/>
    </style:style>
    <style:style style:name="P13" style:family="paragraph" style:parent-style-name="Text_20_body">
      <style:text-properties officeooo:rsid="00331d7f" officeooo:paragraph-rsid="00331d7f"/>
    </style:style>
    <style:style style:name="P14" style:family="paragraph" style:parent-style-name="Text_20_body">
      <style:text-properties officeooo:rsid="0035cec0" officeooo:paragraph-rsid="0035cec0"/>
    </style:style>
    <style:style style:name="P15" style:family="paragraph" style:parent-style-name="Text_20_body">
      <style:text-properties officeooo:rsid="003687a5" officeooo:paragraph-rsid="003687a5"/>
    </style:style>
    <style:style style:name="P16" style:family="paragraph" style:parent-style-name="Text_20_body">
      <style:text-properties officeooo:rsid="0038415b" officeooo:paragraph-rsid="0038415b"/>
    </style:style>
    <style:style style:name="P17" style:family="paragraph" style:parent-style-name="Text_20_body">
      <style:text-properties officeooo:rsid="003918d6" officeooo:paragraph-rsid="003918d6"/>
    </style:style>
    <style:style style:name="P18" style:family="paragraph" style:parent-style-name="Text_20_body">
      <style:text-properties officeooo:rsid="003a39ee" officeooo:paragraph-rsid="003b4d86"/>
    </style:style>
    <style:style style:name="P19" style:family="paragraph" style:parent-style-name="Text_20_body">
      <style:text-properties officeooo:rsid="003b4d86" officeooo:paragraph-rsid="003b4d86"/>
    </style:style>
    <style:style style:name="P20" style:family="paragraph" style:parent-style-name="Text_20_body">
      <style:text-properties officeooo:rsid="003b4e46" officeooo:paragraph-rsid="003b4e46"/>
    </style:style>
    <style:style style:name="P21" style:family="paragraph" style:parent-style-name="Text_20_body">
      <style:text-properties officeooo:rsid="003ce823" officeooo:paragraph-rsid="003ce823"/>
    </style:style>
    <style:style style:name="P22" style:family="paragraph" style:parent-style-name="Text_20_body">
      <style:text-properties officeooo:rsid="003e8043" officeooo:paragraph-rsid="003e8043"/>
    </style:style>
    <style:style style:name="P23" style:family="paragraph" style:parent-style-name="Text_20_body">
      <style:text-properties officeooo:rsid="004042e3" officeooo:paragraph-rsid="004042e3"/>
    </style:style>
    <style:style style:name="P24" style:family="paragraph" style:parent-style-name="Text_20_body">
      <style:text-properties officeooo:rsid="0040c411" officeooo:paragraph-rsid="0040c411"/>
    </style:style>
    <style:style style:name="P25" style:family="paragraph" style:parent-style-name="Text_20_body">
      <style:text-properties officeooo:rsid="0041b8fe" officeooo:paragraph-rsid="0041b8fe"/>
    </style:style>
    <style:style style:name="P26" style:family="paragraph" style:parent-style-name="Text_20_body">
      <style:text-properties officeooo:rsid="0042f92b" officeooo:paragraph-rsid="0042f92b"/>
    </style:style>
    <style:style style:name="P27" style:family="paragraph" style:parent-style-name="Text_20_body">
      <style:text-properties officeooo:rsid="004629af" officeooo:paragraph-rsid="004629af"/>
    </style:style>
    <style:style style:name="P28" style:family="paragraph" style:parent-style-name="Text_20_body">
      <style:text-properties officeooo:rsid="00476e93" officeooo:paragraph-rsid="00476e93"/>
    </style:style>
    <style:style style:name="P29" style:family="paragraph" style:parent-style-name="Text_20_body">
      <style:text-properties officeooo:rsid="0048a915" officeooo:paragraph-rsid="0048a915"/>
    </style:style>
    <style:style style:name="P30" style:family="paragraph" style:parent-style-name="Text_20_body">
      <style:text-properties officeooo:rsid="0049b968" officeooo:paragraph-rsid="0049b968"/>
    </style:style>
    <style:style style:name="P31" style:family="paragraph" style:parent-style-name="Text_20_body">
      <style:text-properties officeooo:rsid="004b2e77" officeooo:paragraph-rsid="004c2421"/>
    </style:style>
    <style:style style:name="P32" style:family="paragraph" style:parent-style-name="Text_20_body">
      <style:text-properties officeooo:rsid="004de844" officeooo:paragraph-rsid="004de844"/>
    </style:style>
    <style:style style:name="P33" style:family="paragraph" style:parent-style-name="Text_20_body">
      <style:text-properties officeooo:rsid="004de844" officeooo:paragraph-rsid="004e9870"/>
    </style:style>
    <style:style style:name="P34" style:family="paragraph" style:parent-style-name="Text_20_body">
      <style:text-properties officeooo:rsid="0051648b" officeooo:paragraph-rsid="0051648b"/>
    </style:style>
    <style:style style:name="P35" style:family="paragraph" style:parent-style-name="Text_20_body">
      <style:text-properties officeooo:rsid="0051f11f" officeooo:paragraph-rsid="0051f11f"/>
    </style:style>
    <style:style style:name="P36" style:family="paragraph" style:parent-style-name="Text_20_body">
      <style:text-properties officeooo:rsid="00549894" officeooo:paragraph-rsid="00549894"/>
    </style:style>
    <style:style style:name="P37" style:family="paragraph" style:parent-style-name="Text_20_body">
      <style:text-properties officeooo:rsid="00560e8e" officeooo:paragraph-rsid="00560e8e"/>
    </style:style>
    <style:style style:name="P38" style:family="paragraph" style:parent-style-name="Text_20_body">
      <style:text-properties officeooo:rsid="00576b71" officeooo:paragraph-rsid="00576b71"/>
    </style:style>
    <style:style style:name="P39" style:family="paragraph" style:parent-style-name="Text_20_body">
      <style:text-properties officeooo:rsid="005814a5" officeooo:paragraph-rsid="005814a5"/>
    </style:style>
    <style:style style:name="P40" style:family="paragraph" style:parent-style-name="Text_20_body">
      <style:text-properties officeooo:rsid="0059fbf4" officeooo:paragraph-rsid="0059fbf4"/>
    </style:style>
    <style:style style:name="P41" style:family="paragraph" style:parent-style-name="Text_20_body">
      <style:text-properties officeooo:rsid="005a089f" officeooo:paragraph-rsid="005a089f"/>
    </style:style>
    <style:style style:name="P42" style:family="paragraph" style:parent-style-name="Text_20_body">
      <style:text-properties officeooo:rsid="005ab483" officeooo:paragraph-rsid="005ab483"/>
    </style:style>
    <style:style style:name="P43" style:family="paragraph" style:parent-style-name="Text_20_body">
      <style:text-properties officeooo:rsid="005ac73c" officeooo:paragraph-rsid="005ac73c"/>
    </style:style>
    <style:style style:name="P44" style:family="paragraph" style:parent-style-name="Text_20_body">
      <style:text-properties officeooo:rsid="005b4c84" officeooo:paragraph-rsid="005b4c84"/>
    </style:style>
    <style:style style:name="P45" style:family="paragraph" style:parent-style-name="Text_20_body">
      <style:text-properties officeooo:rsid="005c6c7c" officeooo:paragraph-rsid="005c6c7c"/>
    </style:style>
    <style:style style:name="P46" style:family="paragraph" style:parent-style-name="Text_20_body">
      <style:text-properties officeooo:rsid="005ea91a" officeooo:paragraph-rsid="005ea91a"/>
    </style:style>
    <style:style style:name="P47" style:family="paragraph" style:parent-style-name="Text_20_body">
      <style:text-properties officeooo:rsid="00623264" officeooo:paragraph-rsid="00623264"/>
    </style:style>
    <style:style style:name="P48" style:family="paragraph" style:parent-style-name="Text_20_body">
      <style:text-properties officeooo:rsid="00628745" officeooo:paragraph-rsid="00628745"/>
    </style:style>
    <style:style style:name="P49" style:family="paragraph" style:parent-style-name="Text_20_body">
      <style:text-properties officeooo:rsid="0063b800" officeooo:paragraph-rsid="0063b800"/>
    </style:style>
    <style:style style:name="P50" style:family="paragraph" style:parent-style-name="Text_20_body">
      <style:text-properties officeooo:rsid="006588a8" officeooo:paragraph-rsid="006588a8"/>
    </style:style>
    <style:style style:name="P51" style:family="paragraph" style:parent-style-name="Text_20_body">
      <style:text-properties officeooo:rsid="006a6e0a" officeooo:paragraph-rsid="006a6e0a"/>
    </style:style>
    <style:style style:name="P52" style:family="paragraph" style:parent-style-name="Text_20_body">
      <style:text-properties officeooo:rsid="006d498b" officeooo:paragraph-rsid="006d498b"/>
    </style:style>
    <style:style style:name="P53" style:family="paragraph" style:parent-style-name="Text_20_body">
      <style:text-properties officeooo:rsid="00700a09" officeooo:paragraph-rsid="0072679e"/>
    </style:style>
    <style:style style:name="P54" style:family="paragraph" style:parent-style-name="Text_20_body">
      <style:text-properties officeooo:rsid="0073ce5d" officeooo:paragraph-rsid="0073ce5d"/>
    </style:style>
    <style:style style:name="P55" style:family="paragraph" style:parent-style-name="Text_20_body">
      <style:text-properties officeooo:rsid="007504ed" officeooo:paragraph-rsid="007504ed"/>
    </style:style>
    <style:style style:name="P56" style:family="paragraph" style:parent-style-name="Heading_20_3">
      <style:text-properties officeooo:rsid="00700a09" officeooo:paragraph-rsid="00700a09"/>
    </style:style>
    <style:style style:name="P57" style:family="paragraph" style:parent-style-name="Heading_20_3">
      <style:text-properties officeooo:rsid="00628745" officeooo:paragraph-rsid="00628745"/>
    </style:style>
    <style:style style:name="P58" style:family="paragraph" style:parent-style-name="Heading_20_3">
      <style:text-properties officeooo:rsid="005ac73c" officeooo:paragraph-rsid="005ac73c"/>
    </style:style>
    <style:style style:name="P59" style:family="paragraph" style:parent-style-name="Heading_20_3">
      <style:text-properties officeooo:rsid="0059fbf4" officeooo:paragraph-rsid="0059fbf4"/>
    </style:style>
    <style:style style:name="P60" style:family="paragraph" style:parent-style-name="Heading_20_3">
      <style:text-properties officeooo:rsid="005814a5" officeooo:paragraph-rsid="005814a5"/>
    </style:style>
    <style:style style:name="P61" style:family="paragraph" style:parent-style-name="Heading_20_3">
      <style:text-properties officeooo:rsid="00549894" officeooo:paragraph-rsid="00549894"/>
    </style:style>
    <style:style style:name="P62" style:family="paragraph" style:parent-style-name="Heading_20_3">
      <style:text-properties officeooo:rsid="004de844" officeooo:paragraph-rsid="004de844"/>
    </style:style>
    <style:style style:name="P63" style:family="paragraph" style:parent-style-name="Heading_20_3">
      <style:text-properties officeooo:rsid="004629af" officeooo:paragraph-rsid="004629af"/>
    </style:style>
    <style:style style:name="P64" style:family="paragraph" style:parent-style-name="Heading_20_3">
      <style:text-properties officeooo:rsid="0035cec0" officeooo:paragraph-rsid="0035cec0"/>
    </style:style>
    <style:style style:name="P65" style:family="paragraph" style:parent-style-name="Heading_20_3">
      <style:text-properties officeooo:rsid="002a2ff2" officeooo:paragraph-rsid="002a2ff2"/>
    </style:style>
    <style:style style:name="P66" style:family="paragraph" style:parent-style-name="Heading_20_3">
      <style:text-properties officeooo:rsid="001e5c88" officeooo:paragraph-rsid="001e5c88"/>
    </style:style>
    <style:style style:name="P67" style:family="paragraph" style:parent-style-name="Heading_20_3">
      <style:text-properties officeooo:rsid="00196f26" officeooo:paragraph-rsid="00196f26"/>
    </style:style>
    <style:style style:name="P68" style:family="paragraph" style:parent-style-name="Heading_20_3">
      <style:text-properties officeooo:rsid="0076f9c6" officeooo:paragraph-rsid="0076f9c6"/>
    </style:style>
    <style:style style:name="P69" style:family="paragraph" style:parent-style-name="Text_20_body" style:list-style-name="L1">
      <style:text-properties officeooo:rsid="0007ddaf" officeooo:paragraph-rsid="0007ddaf"/>
    </style:style>
    <style:style style:name="P70" style:family="paragraph" style:parent-style-name="Text_20_body" style:list-style-name="L1">
      <style:text-properties officeooo:rsid="001bacdd" officeooo:paragraph-rsid="001bacdd"/>
    </style:style>
    <style:style style:name="P71" style:family="paragraph" style:parent-style-name="Text_20_body" style:list-style-name="L4">
      <style:text-properties officeooo:rsid="001bacdd" officeooo:paragraph-rsid="001bacdd"/>
    </style:style>
    <style:style style:name="P72" style:family="paragraph" style:parent-style-name="Text_20_body" style:list-style-name="L2">
      <style:text-properties officeooo:rsid="0009d972" officeooo:paragraph-rsid="000b6006"/>
    </style:style>
    <style:style style:name="P73" style:family="paragraph" style:parent-style-name="Text_20_body" style:list-style-name="L2">
      <style:text-properties officeooo:rsid="0009d972" officeooo:paragraph-rsid="0009d972"/>
    </style:style>
    <style:style style:name="P74" style:family="paragraph" style:parent-style-name="Text_20_body" style:list-style-name="L2">
      <style:text-properties officeooo:rsid="0022fe75" officeooo:paragraph-rsid="0022fe75"/>
    </style:style>
    <style:style style:name="P75" style:family="paragraph" style:parent-style-name="Text_20_body" style:list-style-name="L2">
      <style:text-properties officeooo:rsid="000e1226" officeooo:paragraph-rsid="001e5c88"/>
    </style:style>
    <style:style style:name="P76" style:family="paragraph" style:parent-style-name="Text_20_body" style:list-style-name="L2">
      <style:text-properties officeooo:rsid="000e1226" officeooo:paragraph-rsid="000e1226"/>
    </style:style>
    <style:style style:name="P77" style:family="paragraph" style:parent-style-name="Text_20_body" style:list-style-name="L2">
      <style:text-properties officeooo:rsid="0011cfdb" officeooo:paragraph-rsid="00148440"/>
    </style:style>
    <style:style style:name="P78" style:family="paragraph" style:parent-style-name="Text_20_body" style:list-style-name="L2">
      <style:text-properties officeooo:rsid="000f7e17" officeooo:paragraph-rsid="0022e451"/>
    </style:style>
    <style:style style:name="P79" style:family="paragraph" style:parent-style-name="Text_20_body" style:list-style-name="L2">
      <style:text-properties officeooo:rsid="004de844" officeooo:paragraph-rsid="004de844"/>
    </style:style>
    <style:style style:name="P80" style:family="paragraph" style:parent-style-name="Text_20_body" style:list-style-name="L2">
      <style:text-properties officeooo:rsid="004e9870" officeooo:paragraph-rsid="004e9870"/>
    </style:style>
    <style:style style:name="P81" style:family="paragraph" style:parent-style-name="Text_20_body" style:list-style-name="L2">
      <style:text-properties officeooo:rsid="00538cac" officeooo:paragraph-rsid="00538cac"/>
    </style:style>
    <style:style style:name="P82" style:family="paragraph" style:parent-style-name="Text_20_body" style:list-style-name="L2">
      <style:text-properties officeooo:rsid="005ac73c" officeooo:paragraph-rsid="005ac73c"/>
    </style:style>
    <style:style style:name="P83" style:family="paragraph" style:parent-style-name="Text_20_body" style:list-style-name="L2">
      <style:text-properties officeooo:rsid="005ac73c" officeooo:paragraph-rsid="006bfccf"/>
    </style:style>
    <style:style style:name="P84" style:family="paragraph" style:parent-style-name="Text_20_body" style:list-style-name="L2">
      <style:text-properties officeooo:rsid="005fb79a" officeooo:paragraph-rsid="005fb79a"/>
    </style:style>
    <style:style style:name="P85" style:family="paragraph" style:parent-style-name="Text_20_body" style:list-style-name="L2">
      <style:text-properties officeooo:rsid="00602631" officeooo:paragraph-rsid="00602631"/>
    </style:style>
    <style:style style:name="P86" style:family="paragraph" style:parent-style-name="Text_20_body" style:list-style-name="L2">
      <style:text-properties officeooo:rsid="006d498b" officeooo:paragraph-rsid="006d498b"/>
    </style:style>
    <style:style style:name="P87" style:family="paragraph" style:parent-style-name="Text_20_body" style:list-style-name="L3">
      <style:text-properties officeooo:rsid="0024153e" officeooo:paragraph-rsid="0024153e"/>
    </style:style>
    <style:style style:name="P88" style:family="paragraph" style:parent-style-name="Text_20_body" style:list-style-name="L4">
      <style:text-properties officeooo:rsid="0022e451" officeooo:paragraph-rsid="0022e451"/>
    </style:style>
    <style:style style:name="P89" style:family="paragraph" style:parent-style-name="Text_20_body">
      <style:text-properties officeooo:rsid="0076f9c6" officeooo:paragraph-rsid="0076f9c6"/>
    </style:style>
    <style:style style:name="P90" style:family="paragraph" style:parent-style-name="Text_20_body">
      <style:text-properties officeooo:rsid="0078915b" officeooo:paragraph-rsid="0078915b"/>
    </style:style>
    <style:style style:name="P91" style:family="paragraph" style:parent-style-name="Text_20_body">
      <style:text-properties officeooo:rsid="0078f1f2" officeooo:paragraph-rsid="0078f1f2"/>
    </style:style>
    <style:style style:name="P92" style:family="paragraph" style:parent-style-name="Text_20_body" style:list-style-name="L2" style:master-page-name="">
      <loext:graphic-properties draw:fill="none"/>
      <style:paragraph-properties fo:margin-left="0.75in" fo:margin-right="0in" fo:margin-top="0in" fo:margin-bottom="0.0835in" loext:contextual-spacing="false" fo:text-indent="-0.25in" style:auto-text-indent="false" style:page-number="auto" fo:background-color="transparent"/>
      <style:text-properties officeooo:rsid="005fb79a" officeooo:paragraph-rsid="005fb79a"/>
    </style:style>
    <style:style style:name="T1" style:family="text">
      <style:text-properties officeooo:rsid="0009d972"/>
    </style:style>
    <style:style style:name="T2" style:family="text">
      <style:text-properties officeooo:rsid="000b6006"/>
    </style:style>
    <style:style style:name="T3" style:family="text">
      <style:text-properties officeooo:rsid="000cca67"/>
    </style:style>
    <style:style style:name="T4" style:family="text">
      <style:text-properties officeooo:rsid="00105b1a"/>
    </style:style>
    <style:style style:name="T5" style:family="text">
      <style:text-properties officeooo:rsid="00198f5e"/>
    </style:style>
    <style:style style:name="T6" style:family="text">
      <style:text-properties officeooo:rsid="001e5c88"/>
    </style:style>
    <style:style style:name="T7" style:family="text">
      <style:text-properties officeooo:rsid="0022e451"/>
    </style:style>
    <style:style style:name="T8" style:family="text">
      <style:text-properties officeooo:rsid="0022fe75"/>
    </style:style>
    <style:style style:name="T9" style:family="text">
      <style:text-properties officeooo:rsid="00254f97"/>
    </style:style>
    <style:style style:name="T10" style:family="text">
      <style:text-properties officeooo:rsid="002a42c6"/>
    </style:style>
    <style:style style:name="T11" style:family="text">
      <style:text-properties fo:font-style="italic" style:font-style-asian="italic" style:font-style-complex="italic"/>
    </style:style>
    <style:style style:name="T12" style:family="text">
      <style:text-properties fo:font-style="italic" officeooo:rsid="00105b1a" style:font-style-asian="italic" style:font-style-complex="italic"/>
    </style:style>
    <style:style style:name="T13" style:family="text">
      <style:text-properties officeooo:rsid="002dfc41"/>
    </style:style>
    <style:style style:name="T14" style:family="text">
      <style:text-properties officeooo:rsid="002fd9d3"/>
    </style:style>
    <style:style style:name="T15" style:family="text">
      <style:text-properties officeooo:rsid="00315e06"/>
    </style:style>
    <style:style style:name="T16" style:family="text">
      <style:text-properties officeooo:rsid="0039a4d8"/>
    </style:style>
    <style:style style:name="T17" style:family="text">
      <style:text-properties officeooo:rsid="003b4d86"/>
    </style:style>
    <style:style style:name="T18" style:family="text">
      <style:text-properties officeooo:rsid="003b4e46"/>
    </style:style>
    <style:style style:name="T19" style:family="text">
      <style:text-properties officeooo:rsid="00421ecc"/>
    </style:style>
    <style:style style:name="T20" style:family="text">
      <style:text-properties officeooo:rsid="004334af"/>
    </style:style>
    <style:style style:name="T21" style:family="text">
      <style:text-properties officeooo:rsid="0044ac2f"/>
    </style:style>
    <style:style style:name="T22" style:family="text">
      <style:text-properties officeooo:rsid="00453791"/>
    </style:style>
    <style:style style:name="T23" style:family="text">
      <style:text-properties officeooo:rsid="00489d49"/>
    </style:style>
    <style:style style:name="T24" style:family="text">
      <style:text-properties officeooo:rsid="004c2421"/>
    </style:style>
    <style:style style:name="T25" style:family="text">
      <style:text-properties officeooo:rsid="004e9870"/>
    </style:style>
    <style:style style:name="T26" style:family="text">
      <style:text-properties officeooo:rsid="004f933f"/>
    </style:style>
    <style:style style:name="T27" style:family="text">
      <style:text-properties officeooo:rsid="00580605"/>
    </style:style>
    <style:style style:name="T28" style:family="text">
      <style:text-properties officeooo:rsid="005814a5"/>
    </style:style>
    <style:style style:name="T29" style:family="text">
      <style:text-properties fo:font-weight="bold" style:font-weight-asian="bold" style:font-weight-complex="bold"/>
    </style:style>
    <style:style style:name="T30" style:family="text">
      <style:text-properties officeooo:rsid="005b4c84"/>
    </style:style>
    <style:style style:name="T31" style:family="text">
      <style:text-properties officeooo:rsid="005ceab7"/>
    </style:style>
    <style:style style:name="T32" style:family="text">
      <style:text-properties officeooo:rsid="005ea91a"/>
    </style:style>
    <style:style style:name="T33" style:family="text">
      <style:text-properties officeooo:rsid="0063b800"/>
    </style:style>
    <style:style style:name="T34" style:family="text">
      <style:text-properties officeooo:rsid="0067669e"/>
    </style:style>
    <style:style style:name="T35" style:family="text">
      <style:text-properties officeooo:rsid="006a823b"/>
    </style:style>
    <style:style style:name="T36" style:family="text">
      <style:text-properties officeooo:rsid="006bfccf"/>
    </style:style>
    <style:style style:name="T37" style:family="text">
      <style:text-properties officeooo:rsid="006d498b"/>
    </style:style>
    <style:style style:name="T38" style:family="text">
      <style:text-properties officeooo:rsid="006f6c82"/>
    </style:style>
    <style:style style:name="T39" style:family="text">
      <style:text-properties officeooo:rsid="0070c0ea"/>
    </style:style>
    <style:style style:name="T40" style:family="text">
      <style:text-properties officeooo:rsid="007a963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ll Depth <text:span text:style-name="T20">Temperature </text:span>Project Diary</text:h>
      <text:p text:style-name="P1">The idea is to periodically post how full our well storage tank is, using digital <text:span text:style-name="T20">temperature sensors</text:span> fastened to the <text:span text:style-name="T20">side of the tank</text:span> at more-or-less regular intervals. Being on a well, we'd like to avoid the rare surprise of finding the well tank nearly empty due to a leak or water overuse.</text:p>
      <text:p text:style-name="P1">Theory of operation: the code will read the temperature at each sensor, then find the point where the temperature drops (where the level of the cold well water is).</text:p>
      <text:h text:style-name="Heading_20_2" text:outline-level="2">Main parts</text:h>
      <text:list xml:id="list737836475" text:style-name="L1">
        <text:list-item>
          <text:p text:style-name="P69"><text:span text:style-name="T20">1 </text:span>Sparkfun EPS8266 Thing Dev board. It's more or less Arduino compatible and has an integrated Wifi module. <text:span text:style-name="T20">W</text:span>ifi will be used to send the data to the cloud. The Thing will be powered by wall power, via a USB adapter. <text:span text:style-name="T3">Note: this is a 3.3V part.</text:span></text:p>
        </text:list-item>
        <text:list-item>
          <text:p text:style-name="P69">about 10 MAX31820 one-wire temperature sensors. Each one will be hot-glued to the exterior of the well tank, <text:span text:style-name="T20">in a vertical line</text:span>. I may run one to the outside, to get an exterior temperature reading. <text:span text:style-name="T3">Note: this is a 3.3V part.</text:span></text:p>
        </text:list-item>
        <text:list-item>
          <text:p text:style-name="P70"><text:span text:style-name="T13">Cat3, </text:span>Cat5, or Cat6 cable used for the 1-<text:span text:style-name="T20">W</text:span>ire bus. <text:span text:style-name="T13">Cat5 or Cat6</text:span> is recommended by Maxim in their Guidance doc.</text:p>
        </text:list-item>
      </text:list>
      <text:h text:style-name="Heading_20_3" text:outline-level="3">Notes</text:h>
      <text:list xml:id="list1647480900" text:style-name="L2">
        <text:list-item>
          <text:p text:style-name="P72"><text:a xlink:type="simple" xlink:href="https://github.com/PaulStoffregen/OneWire" text:style-name="Internet_20_link" text:visited-style-name="Visited_20_Internet_20_Link"><text:span text:style-name="T2">https://github.com/PaulStoffregen/OneWire</text:span></text:a><text:span text:style-name="T2"> is the latest OneWire library, which supports the ESP8266. I installed this in the Arduino/libraries folder.</text:span></text:p>
        </text:list-item>
        <text:list-item>
          <text:p text:style-name="P74"><text:a xlink:type="simple" xlink:href="https://github.com/milesburton/Arduino-Temperature-Control-Library" text:style-name="Internet_20_link" text:visited-style-name="Visited_20_Internet_20_Link">https://github.com/milesburton/Arduino-Temperature-Control-Library</text:a> <text:span text:style-name="T22">talks</text:span> to the MAX31820 using the OneWire library. It seems to be the MilesBurton code <text:span text:style-name="T20">many sites point to,</text:span> that has moved.</text:p>
        </text:list-item>
        <text:list-item>
          <text:p text:style-name="P73"><text:a xlink:type="simple" xlink:href="https://cdn.sparkfun.com/datasheets/Sensors/Temp/MAX31820.pdf" text:style-name="Internet_20_link" text:visited-style-name="Visited_20_Internet_20_Link">https://cdn.sparkfun.com/datasheets/Sensors/Temp/MAX31820.pdf</text:a> is the Datasheet for the MAX31820.<text:span text:style-name="T7">It says to put a 4.7K resistor between data and Vcc at the master (processor) end.</text:span></text:p>
        </text:list-item>
        <text:list-item>
          <text:p text:style-name="P75"><text:a xlink:type="simple" xlink:href="http://pdfserv.maximintegrated.com/en/an/AN937.pdf" text:style-name="Internet_20_link" text:visited-style-name="Visited_20_Internet_20_Link">http://pdfserv.maximintegrated.com/en/an/AN937.pdf</text:a> application note explaining (among many other things) the Search ROM command to be used to discover the addresses of the sensors on the bus. <text:s/><text:a xlink:type="simple" xlink:href="https://www.maximintegrated.com/en/app-notes/index.mvp/id/187" text:style-name="Internet_20_link" text:visited-style-name="Visited_20_Internet_20_Link"><text:span text:style-name="T6">https://www.maximintegrated.com/en/app-notes/index.mvp/id/187</text:span></text:a><text:span text:style-name="T6"> is a web page with a quick discussion of that search algorithm. Fortunately, the OneWire library supports the Search function, so I don't need to write code to do it.</text:span></text:p>
        </text:list-item>
        <text:list-item>
          <text:p text:style-name="P77"><text:a xlink:type="simple" xlink:href="http://espressif.com/en/products/hardware/esp8266ex/resources" text:style-name="Internet_20_link" text:visited-style-name="Visited_20_Internet_20_Link">http://espressif.com/en/products/hardware/esp8266ex/resources</text:a>, which points to the ESP8266EX (the Sparkfun Thing Dev <text:span text:style-name="T20">board's processor</text:span>) datasheet.</text:p>
        </text:list-item>
        <text:list-item>
          <text:p text:style-name="P76">Q: does the sensor library cause long (&gt;20ms) delays <text:span text:style-name="T13">that might interfere with the WiFi functionality</text:span>?</text:p>
        </text:list-item>
        <text:list-item>
          <text:p text:style-name="P78">I need to run at least 8 feet <text:span text:style-name="T28">of 1-wire bus over twisted pair. That's going to be quite an antenna. Find how to run long 1-wire busses. </text:span><text:a xlink:type="simple" xlink:href="https://www.maximintegrated.com/en/app-notes/index.mvp/id/148" text:style-name="Internet_20_link" text:visited-style-name="Visited_20_Internet_20_Link"><text:span text:style-name="T28">https://www.maximintegrated.com/en/app-notes/index.mvp/id/148</text:span></text:a><text:span text:style-name="T28"> looks like a useful discussion of this topic, and references the Maxim 1-wire datasheet. It says to </text:span><text:span text:style-name="T12">not</text:span><text:span text:style-name="T4"> use the parasitic power design that many people use. May (probably not) need a termination resistor between power and ground and data and ground at the end of the wire.</text:span></text:p>
        </text:list-item>
        <text:list-item>
          <text:p text:style-name="P79">The ESP8266 WiFi library documentation (<text:a xlink:type="simple" xlink:href="https://arduino-esp8266.readthedocs.io/en/latest/esp8266wifi/readme.html" text:style-name="Internet_20_link" text:visited-style-name="Visited_20_Internet_20_Link">https://arduino-</text:a><text:soft-page-break/><text:a xlink:type="simple" xlink:href="https://arduino-esp8266.readthedocs.io/en/latest/esp8266wifi/readme.html" text:style-name="Internet_20_link" text:visited-style-name="Visited_20_Internet_20_Link">esp8266.readthedocs.io/en/latest/esp8266wifi/readme.html</text:a>) points out that the secure client doesn't support TLS 1.2. <text:span text:style-name="T28">NOTE: </text:span>Because of this, your <text:span text:style-name="T28">HTTPS </text:span>communications can be read by <text:span text:style-name="T28">a</text:span> hacker.</text:p>
        </text:list-item>
        <text:list-item>
          <text:p text:style-name="P80">The top temperature sensor must always be above the water line, so the Sketch can distinguish a full tank from an empty tank.</text:p>
        </text:list-item>
        <text:list-item>
          <text:p text:style-name="P81">The straight side of the tank is about 65" tall. The wall socket is about 32" from the tank.</text:p>
        </text:list-item>
        <text:list-item>
          <text:p text:style-name="P82">To read a site's SSL Certificate using chrome:</text:p>
          <text:list>
            <text:list-item>
              <text:p text:style-name="P82">Browse to the site you want to read the certificate of.</text:p>
            </text:list-item>
            <text:list-item>
              <text:p text:style-name="P82">Select <text:span text:style-name="T29">hamburger menu / More Tools / Developer Tools</text:span></text:p>
            </text:list-item>
            <text:list-item>
              <text:p text:style-name="P82">Click the tab labeled <text:span text:style-name="T29">Security</text:span></text:p>
            </text:list-item>
            <text:list-item>
              <text:p text:style-name="P82">Scroll down slightly and click the button labeled <text:span text:style-name="T29">View Certificate</text:span></text:p>
            </text:list-item>
            <text:list-item>
              <text:p text:style-name="P82">In the resulting dialog, click the tab labeled <text:span text:style-name="T29">Details</text:span></text:p>
            </text:list-item>
            <text:list-item>
              <text:p text:style-name="P82">Click <text:span text:style-name="T29">Copy to File...</text:span></text:p>
            </text:list-item>
            <text:list-item>
              <text:p text:style-name="P82">Click <text:span text:style-name="T29">Next</text:span></text:p>
            </text:list-item>
            <text:list-item>
              <text:p text:style-name="P84">Select <text:span text:style-name="T29">Base-64 encoded X.509 (.CER)</text:span></text:p>
            </text:list-item>
            <text:list-item>
              <text:p text:style-name="P92">Click <text:span text:style-name="T29">Next</text:span></text:p>
            </text:list-item>
            <text:list-item>
              <text:p text:style-name="P84">Choose a destination name, e.g., mysite.cer</text:p>
            </text:list-item>
            <text:list-item>
              <text:p text:style-name="P84">Click <text:span text:style-name="T29">Next</text:span></text:p>
            </text:list-item>
            <text:list-item>
              <text:p text:style-name="P84">Click <text:span text:style-name="T29">Finish</text:span></text:p>
            </text:list-item>
          </text:list>
        </text:list-item>
        <text:list-item>
          <text:p text:style-name="P85">To generate the SHA1 Fingerprint of a site certificate (.CER) file under Windows:</text:p>
          <text:list>
            <text:list-item>
              <text:p text:style-name="P85">Open Git Bash</text:p>
            </text:list-item>
            <text:list-item>
              <text:p text:style-name="P85">cd to the folder containing your saved .cer file.</text:p>
            </text:list-item>
            <text:list-item>
              <text:p text:style-name="P83">openssl x509 -noout -fingerprint -sha1 -inform pem -in <text:span text:style-name="T36">c</text:span>ertificate-file.c<text:span text:style-name="T36">er</text:span></text:p>
            </text:list-item>
            <text:list-item>
              <text:p text:style-name="P85">Convert the string of bytes into a byte array initializer for C++, for example:</text:p>
              <text:list>
                <text:list-item>
                  <text:p text:style-name="P85">opensll output: 36:33:CC:B8:5C:76:B8:0D:BF:79:21:0E:18:46:2E:63:D5:CD:4C:FA</text:p>
                </text:list-item>
                <text:list-item>
                  <text:p text:style-name="P85">replace all the ":" characters with a single space each.</text:p>
                </text:list-item>
                <text:list-item>
                  <text:p text:style-name="P85">corresponding C++ string: const char* fingerprint = "36 33 CC B8 5C 76 B8 0D BF 79 21 0E 18 46 2E 63 D5 CD 4C FA";</text:p>
                </text:list-item>
              </text:list>
            </text:list-item>
          </text:list>
        </text:list-item>
        <text:list-item>
          <text:p text:style-name="P86">To base64 encode a string, such as the username:password method used in http Basic Authentication. Suppose for example your user is "charles" and your password is "wonderland" (which is a poor choice):</text:p>
          <text:list>
            <text:list-item>
              <text:p text:style-name="P86">echo "charles:wonderland" | openssl enc -base64<text:line-break/><text:tab/>which produces: Y2hhcmxlczp3b25kZXJsYW5kCg==</text:p>
            </text:list-item>
          </text:list>
        </text:list-item>
      </text:list>
      <text:h text:style-name="Heading_20_2" text:outline-level="2">To Do</text:h>
      <text:list xml:id="list2012644443" text:style-name="L3">
        <text:list-item>
          <text:p text:style-name="P87">Build the 8-foot-long bus with the desired spacing of <text:span text:style-name="T23">the</text:span> temperature sensors and get that working.</text:p>
        </text:list-item>
        <text:list-item>
          <text:p text:style-name="P87"><text:soft-page-break/>Write a PHP page on Needhamia to receive raw temperature readings from the sensor, and a placeholder for the height of the well tank water. (Use SQL)</text:p>
        </text:list-item>
        <text:list-item>
          <text:p text:style-name="P87">Write Arduino code to upload the temperature sensor readings and a dummy well level value to the Needhamia page. <text:s/>Note: put the upload credentials in the Arduino eeprom. Double check that reading from the sensors doesn't mess up the upload.</text:p>
        </text:list-item>
        <text:list-item>
          <text:p text:style-name="P87">For fun, test the code while running a vacuum cleaner (big motor) next to the bus, <text:span text:style-name="T20">to see whether it interferes with the readings. Do this because a well pump is near the water tank.</text:span></text:p>
        </text:list-item>
        <text:list-item>
          <text:p text:style-name="P87">Install the whole thing and make sure it's uploading temperatures to Needhamia.</text:p>
        </text:list-item>
        <text:list-item>
          <text:p text:style-name="P87">Write a PHP page on Needhamia to read the temperatures over some period of time. E.g., "get all records between time x and y". <text:span text:style-name="T23">(maybe just dump the sql database manually instead.)</text:span></text:p>
        </text:list-item>
        <text:list-item>
          <text:p text:style-name="P87">Write a Python script to read and <text:span text:style-name="T9">file-write the temperatures so I can graph them with LibreOffice and choose an algorithm for converting temperatures to well depth.</text:span></text:p>
        </text:list-item>
      </text:list>
      <text:h text:style-name="Heading_20_2" text:outline-level="2">Diar<text:span text:style-name="T37">y</text:span></text:h>
      <text:h text:style-name="P68" text:outline-level="3">November 4, 2017: <text:span text:style-name="T40">Working out</text:span> security and authorization</text:h>
      <text:p text:style-name="P89">I found a good discussion at <text:a xlink:type="simple" xlink:href="https://stackoverflow.com/questions/4150507/how-can-i-use-basic-http-authentication-in-php" text:style-name="Internet_20_link" text:visited-style-name="Visited_20_Internet_20_Link">https://stackoverflow.com/questions/4150507/how-can-i-use-basic-http-authentication-in-php</text:a> where people seemed to say that Apache mod_cgi (which is likely what GoDaddy is running) won't pass Basic Authorization credentials to the php page, for security reasons. So I think I'm making the expedient, but not terrible for this application, decision to pass a username and password via Post parameters rather than using Basic Authorization.</text:p>
      <text:p text:style-name="P89">Looking into how to read a local config file from php, so that I can separate the sql username/password from the application username/password. I should probably write a Security.odt file for this Sketch and Php page, describing the security measures I've chosen and what their weaknesses are.</text:p>
      <text:p text:style-name="P90">Remembered that a web site's robots.txt file simply keeps google and other honest robots from indexing a non-content folder (such as my php folder). A bare .ini file is still readable as text – oops. Found a comment in the description of php .ini files, <text:a xlink:type="simple" xlink:href="http://php.net/manual/en/function.parse-ini-file.php" text:style-name="Internet_20_link" text:visited-style-name="Visited_20_Internet_20_Link">http://php.net/manual/en/function.parse-ini-file.php</text:a>, that shows how to make a config file a .php file as well, so that if a web user attempts to read it, it will simply quit rather than sending the text of the file to the user.</text:p>
      <text:p text:style-name="P91">Successfully tested a php config file and dummy web service that echoes the config.</text:p>
      <text:h text:style-name="P56" text:outline-level="3">November 3, 2017: Writing the PHP page</text:h>
      <text:p text:style-name="P53">I found a simple example of reading the User and Password from the Basic Authorization header, at <text:a xlink:type="simple" xlink:href="http://php.net/features.http-auth" text:style-name="Internet_20_link" text:visited-style-name="Visited_20_Internet_20_Link">http://php.net/features.http-auth</text:a>. <text:span text:style-name="T39">I created a php page taht is a copy of that page, did a GET on that page from the ESP8266. The result included "HTTP/1.1 401 Unauthorized" – I think the problem is that the basic authentication is being checked by the Apache server (and failing) before my page gets it. I decided to try a POST with a username and password as POST parameters rateher than any real authentcation scheme.</text:span></text:p>
      <text:p text:style-name="P54">Successfully sent a simple POST request to a simple POST reader php page.</text:p>
      <text:p text:style-name="P55">Next step: urlencode the POST parameters on the ESP8266 side. See <text:a xlink:type="simple" xlink:href="https://github.com/zenmanenergy/ESP8266-Arduino-Examples/blob/master/helloWorld_urlencoded/urlencode.ino" text:style-name="Internet_20_link" text:visited-style-name="Visited_20_Internet_20_Link">https://github.com/zenmanenergy/ESP8266-Arduino-Examples/blob/master/helloWorld_urlencoded/urlencode.ino</text:a> for example code. I'm a little surprised the ESP8266 library doesn't seem to have an urlencode function.</text:p>
      <text:h text:style-name="P57" text:outline-level="3"><text:soft-page-break/>November 2, 2017: Debugging HTTPS GET <text:span text:style-name="T37">and authorization</text:span></text:h>
      <text:p text:style-name="P48">Based on the HTTPS request sample I found yesterday, I've added code –<text:span text:style-name="T34"> as a test – </text:span>to perform an HTTPS GET request on one of the <text:span text:style-name="T34">ordinary HTML</text:span> pages on my site, needhamia.com. <text:span text:style-name="T34">Later I'll change this into the HTTPS request to upload the temperatures.</text:span></text:p>
      <text:p text:style-name="P48">The <text:span text:style-name="T34">test </text:span>request is:</text:p>
      <text:p text:style-name="P48"><text:tab/>GET /sample-page HTTP/1.<text:span text:style-name="T33">0</text:span><text:line-break/><text:tab/>Host: needhamia.com<text:line-break/><text:tab/>User-Agent: ESP8266HttpsClient<text:line-break/><text:tab/>Connection: close<text:line-break/><text:tab/>(blank line to indicate the end of headers)</text:p>
      <text:p text:style-name="P49">I use HTTP/1.0 instead of 1.1 so that the site doesn't used chunked transfer-encoding, which is harder to parse.</text:p>
      <text:p text:style-name="P50">The site response headers are:</text:p>
      <text:p text:style-name="P50"><text:tab/>HTTP/1.1 200 OK<text:line-break/><text:tab/>Date: Thu, 02 Nov 2017 19:34:37 GMT<text:line-break/><text:tab/>Server: ApacheLink: &lt;https://needhamia.com/wp-json/&gt;; rel="https://api.w.org/", &lt;https://needhamia.com/?p=2&gt;; rel=shortlink<text:line-break/><text:tab/>Cache-Control: max-age=3600<text:line-break/><text:tab/>Expires: Thu, 02 Nov 2017 20:34:37 GMT<text:line-break/><text:tab/>Vary: Accept-Encoding<text:line-break/><text:tab/>Connection: close<text:line-break/><text:tab/>Content-Type: text/html; charset=UTF-8</text:p>
      <text:p text:style-name="P50">If I request HTTP/1.1, the site responds with Transfer-Encoding: chunked, which prepends every big block of text with an ascii byte count. Requesting 1.0 seems to fix that.</text:p>
      <text:p text:style-name="P50">Bug: the response is significantly truncated. It ends in mid-html. I don't yet know why. Since I'll be dealing with substantially shorter responses, I'm not going to worry about it.</text:p>
      <text:p text:style-name="P51">Now that I think about it, I'll probably <text:span text:style-name="T35">eventually </text:span>replace this code with code to do a client.get() if I can.</text:p>
      <text:p text:style-name="P52">I spent some time digging up authentication methods to use between the ESP8266 and the (php) web service. It looks like I probably want to use the "Authorization: basic 4738d838u38" header value, where the string "username:password" is base-64 encoded.</text:p>
      <text:p text:style-name="P52">Found openssl does base64 encoding. <text:span text:style-name="T38">Added a Basic Authorization header to the client request, just to see whether Apache would get in the way.</text:span></text:p>
      <text:h text:style-name="P58" text:outline-level="3">November 1, 2017: <text:span text:style-name="T32">Making sense of site SSL </text:span>Certificates</text:h>
      <text:p text:style-name="P43">ESP8266 Https support requires the SHA1 Fingerprint of the site's Certificate. Getting that certificate is a bit tricky. On the good side, I found <text:a xlink:type="simple" xlink:href="https://knowledge.symantec.com/support/identity-protection-support/index?page=content&amp;id=SO28771&amp;actp=RSS&amp;viewlocale=en_US" text:style-name="Internet_20_link" text:visited-style-name="Visited_20_Internet_20_Link">https://knowledge.symantec.com/support/identity-protection-</text:a><text:a xlink:type="simple" xlink:href="https://knowledge.symantec.com/support/identity-protection-support/index?page=content&amp;id=SO28771&amp;actp=RSS&amp;viewlocale=en_US" text:style-name="Internet_20_link" text:visited-style-name="Visited_20_Internet_20_Link">support/index?page=content&amp;id=SO28771&amp;actp=RSS&amp;viewlocale=en_US</text:a> which explains that the Open SSL command to calculate an SHA1 fingerprint from a .crt certificate file is:</text:p>
      <text:p text:style-name="P43"><text:tab/>openssl x509 -noout -fingerprint -sha1 -inform pem -in [certificate-file.crt]</text:p>
      <text:p text:style-name="P44">Git Bash (a Windows Git command set) supports openssl – that is, you can do openssl commands under Windows from Git Bash.</text:p>
      <text:p text:style-name="P43"><text:soft-page-break/>I also found that Chrome provides a way to download the SSL Certificate (see notes, above). <text:span text:style-name="T30">I don't yet know how to go from a .cer file (that Chrome generates) to a .crt file (that openssl reads).</text:span></text:p>
      <text:p text:style-name="P45"><text:a xlink:type="simple" xlink:href="https://stackoverflow.com/questions/642284/apache-with-ssl-how-to-convert-cer-to-crt-certificates" text:style-name="Internet_20_link" text:visited-style-name="Visited_20_Internet_20_Link">https://stackoverflow.com/questions/642284/apache-with-ssl-how-to-convert-cer-to-crt-certificates</text:a> seems to say you can just rename a .cer file to a .crt file; that they contain the same data in the same format, <text:span text:style-name="T31">but other responses on that page suggest there's more to it than that.</text:span></text:p>
      <text:p text:style-name="P46">I saved the Needhamia.com certificate to base-64 encoded format, then gave the following command:</text:p>
      <text:p text:style-name="P46"><text:tab/> openssl x509 -noout -fingerprint -sha1 -inform pem -in needhamia64Cert.cer</text:p>
      <text:p text:style-name="P46">A fingerprint came out – I'm not sure if it's the right one yet.</text:p>
      <text:p text:style-name="P46"><text:a xlink:type="simple" xlink:href="https://github.com/esp8266/Arduino/blob/master/libraries/ESP8266WiFi/examples/HTTPSRequest/HTTPSRequest.ino" text:style-name="Internet_20_link" text:visited-style-name="Visited_20_Internet_20_Link">https://github.com/esp8266/Arduino/blob/master/libraries/ESP8266WiFi/examples/HTTPSRequest/HTTPSRequest.ino</text:a> is an example of using an SSL certificate fingerprint from an ESP8266.</text:p>
      <text:p text:style-name="P47">Based on the example, I modified the Well Sketch to 1) attempt to verify the fingerprint, and 2) attempt to perform a simple HTTP GET request and print the response.</text:p>
      <text:h text:style-name="P59" text:outline-level="3">October 27, 2017: Learning about Punch Down blocks</text:h>
      <text:p text:style-name="P40">I chose the "Punch Down" type of RJ45 box instead of "Screw down" type, because the reviews seemed to say that Punch Down makes a better connection and is easier to use. Little did I know I was entering a new world.</text:p>
      <text:p text:style-name="P40">The first thing I learned is that Punch Down blocks require a Punch Down tool. The second thing is that there are several different types of Punch Down blocks. After serarching a bit, I found the Wikipedia page on Punch Down Block, which says "A 110 block is often used in residential telephone and Cat 5 wire systems" – so it sounds like 110 is what I want. <text:s/>That page also says that punching down multiple wires into one slot should be avoided, because it leads to bad connections. So it sounds like I'll be soldering the ingoing, outgoing, and internal Cat6 wires together, then punching down the internal Cat6 into the punch down block.</text:p>
      <text:p text:style-name="P40">I think I'll make the first block of the 1-wire bus be set up to have the Arduino 1wire bus plugged in via an RJ45 connector.</text:p>
      <text:p text:style-name="P41">Examining the two-ended blade that came with the punch down tool: the blade is marked "110", and one end is marked "cut". The end marked "cut" has a little knife edge on the side of the blade, that cuts the wire as it's punched down – be sure to have the cut end on the <text:span text:style-name="T11">outside</text:span> of the punch; otherwise you'll cut off the wire that you're trying to punch down, instead of simply cutting off the excess wire you're punching down. It all seems quite exotic right now.</text:p>
      <text:p text:style-name="P42">So I <text:span text:style-name="T11">think</text:span> I now have all the parts and tools required to build the 1-wire bus that will run up the side of the well tank.</text:p>
      <text:h text:style-name="P60" text:outline-level="3">October 26, 2017: Bought the final bus parts</text:h>
      <text:p text:style-name="P39">I stopped by our local electronics cable supplier and bought a 20 foot (about 6 meters) Cat6 cable and 20 RF45 strain relief boots. Now I just have to wait for the RJ45 parts from Amazon, which should arrive today.</text:p>
      <text:h text:style-name="P61" text:outline-level="3">October 23: <text:span text:style-name="T27">Ordered parts for</text:span> the bus construction</text:h>
      <text:p text:style-name="P36">I'm now thinking of a 2 part bus: 1) Connect each temperature sensor to an RJ14 (4 wire) via a short cable, and 2) Construct each connector on the bus out of a common "Surface Mount" phone jack, with two holes drilled in the jack side, for the incoming and outgoing parts of the 1-wire bus.</text:p>
      <text:p text:style-name="P36"><text:soft-page-break/>The phone jack has me a bit puzzled. After hunting around Amazon for a while, I landed on "Leviton C2452-W Surface Mount Phone Jack, 4 Conductor, White": <text:a xlink:type="simple" xlink:href="https://www.amazon.com/Leviton-C2452-W-Surface-Mount-Conductor/dp/B00002N7JD" text:style-name="Internet_20_link" text:visited-style-name="Visited_20_Internet_20_Link">https://www.amazon.com/Leviton-C2452-W-Surface-Mount-Conductor/dp/B00002N7JD</text:a>.</text:p>
      <text:p text:style-name="P37">After trying to find a combination of jack box, crimper, and plugs, I decided to go with RJ45 instead of RJ14. RJ45 is much more popular, and the crimper and parts may be more useful later.</text:p>
      <text:p text:style-name="P38"><text:span text:style-name="T27">Ordered</text:span> the "Cable Matters (5 Pack) Cat6 RJ45 Surface Mount Box - 1 Port in White" <text:a xlink:type="simple" xlink:href="https://smile.amazon.com/Listed-Cable-Matters-Surface-Mount/dp/B00IO3H88C" text:style-name="Internet_20_link" text:visited-style-name="Visited_20_Internet_20_Link">https://smile.amazon.com/Listed-Cable-Matters-Surface-Mount/dp/B00IO3H88C</text:a>, Cable Matters (100-Pack) Cat 6 RJ45 Modular Plugs for Stranded UTP Cable, <text:a xlink:type="simple" xlink:href="https://smile.amazon.com/Cable-Matters-100-Pack-Modular-Stranded/dp/B004D5RFCE" text:style-name="Internet_20_link" text:visited-style-name="Visited_20_Internet_20_Link">https://smile.amazon.com/Cable-Matters-</text:a><text:a xlink:type="simple" xlink:href="https://smile.amazon.com/Cable-Matters-100-Pack-Modular-Stranded/dp/B004D5RFCE" text:style-name="Internet_20_link" text:visited-style-name="Visited_20_Internet_20_Link">100-Pack-Modular-Stranded/dp/B004D5RFCE</text:a>, and C2G/Cables to Go 19579 RJ11/RJ45 Crimping Tool with Cable Stripper (Black/Blue), <text:a xlink:type="simple" xlink:href="https://smile.amazon.com/C2G-Cables-Go-19579-Crimping/dp/B00006HTBR" text:style-name="Internet_20_link" text:visited-style-name="Visited_20_Internet_20_Link">https://smile.amazon.com/C2G-Cables-Go-19579-Crimping/dp/B00006HTBR</text:a>. <text:span text:style-name="T27">I'll need to buy Cat6 cable from the local cabling shop.</text:span></text:p>
      <text:h text:style-name="P62" text:outline-level="3">October 22: More Coding</text:h>
      <text:p text:style-name="P33">Did a lot of cleanup/messing-with the code. Added error testing on the WiFi connection: <text:span text:style-name="T25">now if the ssid or password is incorrect the Sketch reports it rather than waiting forever.</text:span></text:p>
      <text:p text:style-name="P33">I realized that the top well-tank temperature sensor must always be above the water line; otherwise, we can't distinguish between the tank being full and empty.</text:p>
      <text:p text:style-name="P32">Read up a bit on the ESP8266 WiFi library (<text:a xlink:type="simple" xlink:href="https://arduino-esp8266.readthedocs.io/en/latest/esp8266wifi/readme.html" text:style-name="Internet_20_link" text:visited-style-name="Visited_20_Internet_20_Link">https://arduino-esp8266.readthedocs.io/en/latest/esp8266wifi/readme.html</text:a>). Disappointed to find that the "secure" Https code doesn't support TLS 1.2 – that is, it supports only the encryption <text:span text:style-name="T26">type </text:span>that has been hacked.</text:p>
      <text:p text:style-name="P34">Had a few thoughts on the 1-wire bus construction: To make it easy to replace a bad/rusted sensor, I want to plug the sensor in to the bus via an RJ25 plug. I might 3D print a 3-plug box where there are two holes in the bottom for the 1-wire bus in and out (on the bottom to keep moisture from dripping in), and an RJ25 plug for the sensor. I'll put the sensor on a short wire for strain relief and to enable adjustment of the sensor placement.</text:p>
      <text:p text:style-name="P35">Tested the "sensor is not on the bus" code by unplugging one of the sensors from the breadboard. The Sketch appropriately reported -127 degrees C for that sensor.</text:p>
      <text:h text:style-name="P63" text:outline-level="3">October 21, 2017: <text:span text:style-name="T23">C</text:span>oding</text:h>
      <text:p text:style-name="P27">I put 4 more sensors on the breadboard and added code to print the 1-wire address of each sensor. The code properly reported the addresses of all 6 sensors. Then I swapped out the sensors for the other 6, as an acceptance test. The second 6 reported their addresses properly.</text:p>
      <text:p text:style-name="P28">Wrote <text:span text:style-name="T23">and tested </text:span>code to periodically read the temperature –<text:span text:style-name="T23"> asynchronously –</text:span> from each sensor. Added an array of sensor addresses, in order of distance from the ESP8266 rather than the search order. The search order is based on the addresses and is unrelated to their position on the 1-wire bus.</text:p>
      <text:p text:style-name="P29">Now that the temperature has settled, the output reads 22.1, 20.8, 21.6, 20.7, 20.6, 20.6. That list has a range of 1.5 degrees C, which is 2.7 degrees Fahrenheit. That makes sense, because the MAX31820 datasheet specifies an accuracy of +/-0.5 degrees C (a range of 1 degree C), and the first sensor is close to the processor – I'd expect it to be a little hotter.</text:p>
      <text:p text:style-name="P29">I expect the temperature differences I'm interested in will be closer to several degrees C.</text:p>
      <text:p text:style-name="P29">I think the tricky part of the project will be the fastening of the sensors to the 1-Wire bus: I'd like to make it possible to easily replace (unplug and replug) a faulty sensor when one eventually fails. A lot of projects use RJ25 (phone plug) connectors because they are reliable and the infrastructure supporting <text:soft-page-break/>them (plugs, sockets, crimpers, etc.) is well supported.</text:p>
      <text:p text:style-name="P30">I breadboarded all 12 sensors and added over/undervoltage diodes, and the system still works.</text:p>
      <text:p text:style-name="P31">Looking for RJ45 connectors, etc., I found the Sparkfun RJ45 breakout board, which looks useful: <text:a xlink:type="simple" xlink:href="https://www.sparkfun.com/products/716" text:style-name="Internet_20_link" text:visited-style-name="Visited_20_Internet_20_Link">https://www.sparkfun.com/products/716</text:a>. <text:s/><text:span text:style-name="T24">There's the RJ45 connector as well: </text:span><text:a xlink:type="simple" xlink:href="https://www.sparkfun.com/products/643" text:style-name="Internet_20_link" text:visited-style-name="Visited_20_Internet_20_Link"><text:span text:style-name="T24">https://www.sparkfun.com/products/643</text:span></text:a><text:span text:style-name="T24">.</text:span></text:p>
      <text:h text:style-name="P64" text:outline-level="3">October 20, 2017: Circuit testing</text:h>
      <text:p text:style-name="P14">The parts arrived last night. Today I soldered the Arduino 10-pin headers <text:span text:style-name="T21">to</text:span> the <text:span text:style-name="T21">two</text:span> ESP8266 Thing Dev boards <text:span text:style-name="T21">I'd ordered (one plus one spare)</text:span>, and did some basic acceptance testing: Blink downloads and runs, I can write to EEPROM, and I can connect to a wifi access point.</text:p>
      <text:p text:style-name="P15">Wiring up the temperature sensors, I was a bit confused by what seems to be a "+" label next to what the documentation describes as the GND pin – but yes, that's true: as the flat side of the part is facing you and the pins are pointing down, the pins are in 1, 2, 3 order: GND, DQ (Data), Vdd (power).</text:p>
      <text:p text:style-name="P16">In choosing the data pin, I wanted to avoid the weird ones of the ESP8266 Thing Dev board: GPIO0 and GPIO2 have 10K pullups on board; GPIO15 has a 10K pulldown resistor on board; GPIO5 is connected to the on-board LED. <text:s/>GPIO16 sounds safe <text:span text:style-name="T21">[That turned out to be not true]</text:span>.</text:p>
      <text:p text:style-name="P17">I wired up two MAX31820s and ran a simple Sketch to report the addresses of the sensors. It reported "0 temperature sensors responded." Hmm. <text:span text:style-name="T16">With a multimeter I checked that the GND to 3V3 voltage (3.29V), that GND was connected (had nearly zero resistance) to the temperature sensor pin 1s, that GPIO16 was connected to the sensors' pin 2s, and that pin 3V3 was connected to the sensors' pin 3s. I also checked that when the board was powered up the DQ pins were pulled high (about 3.3V).</text:span></text:p>
      <text:p text:style-name="P18">Looking at the DallasThermometer and OneWire library implementations, I see there is low-level ESP8266 <text:span text:style-name="T21">I/O </text:span>code in the OneWire library –<text:span text:style-name="T21"> I wonder if that's the problem</text:span>. <text:span text:style-name="T17">I verified that ARDUINO_ARCH_ESP8266 was defined by adding a #if defined(ARDUINO_ARCH_ESP8266) clause to my Sketch that would cause a compile error – it did. Similarly I verified that ARDUINO_ARCH_ESP32 is not defined. </text:span></text:p>
      <text:p text:style-name="P19">I found in OneWire.h under the EXP8266 conditional defines:</text:p>
      <text:p text:style-name="P19"><text:s text:c="4"/>#define PIN_TO_BITMASK(pin) <text:s text:c="12"/>(1 &lt;&lt; pin)</text:p>
      <text:p text:style-name="P19">Comparing that to an answer about ESP8266 direct input, at <text:a xlink:type="simple" xlink:href="http://www.esp8266.com/viewtopic.php?f=32&amp;t=6703" text:style-name="Internet_20_link" text:visited-style-name="Visited_20_Internet_20_Link">http://www.esp8266.com/viewtopic.php?</text:a><text:a xlink:type="simple" xlink:href="http://www.esp8266.com/viewtopic.php?f=32&amp;t=6703" text:style-name="Internet_20_link" text:visited-style-name="Visited_20_Internet_20_Link">f=32&amp;t=6703</text:a>, I see that code says</text:p>
      <text:p text:style-name="P19"><text:s text:c="4"/>#define digitalPinToBitMask(pin) <text:s text:c="3"/>(1UL &lt;&lt; (pin))</text:p>
      <text:p text:style-name="P19">So I changed the OneWire.h conditional code to read</text:p>
      <text:p text:style-name="P19"><text:s text:c="4"/>#define PIN_TO_BITMASK(pin) <text:s text:c="12"/>(1UL &lt;&lt; pin)</text:p>
      <text:p text:style-name="P19">Analysis: 1 in the above original OneWire.h code is of type int, which is only 16 bits. Shifting it by 16 would make it zero, which wouldn't work at all. <text:span text:style-name="T18">Unfortunately, running the modified code still identified zero sensors.</text:span></text:p>
      <text:p text:style-name="P20">Reading on, I found a suspicious pair of lines in OneWire.h:</text:p>
      <text:p text:style-name="P20"><text:tab/>DIRECT_WRITE_LOW(reg, mask);</text:p>
      <text:p text:style-name="P20"><text:tab/>DIRECT_MODE_OUTPUT(reg, mask);<text:tab/>// drive output low</text:p>
      <text:p text:style-name="P20">In other words, it <text:span text:style-name="T11">first</text:span> tries to write the pin, <text:span text:style-name="T11">then</text:span> sets the pin to output. Naively, that sounds backward to me. So on a whim I reordered the mode and output lines (3 occurrences I recall) to put the mode <text:soft-page-break/>setting before the attempt to write. For example:</text:p>
      <text:p text:style-name="P20"><text:tab/>DIRECT_MODE_OUTPUT(reg, mask);<text:tab/>// drive output low</text:p>
      <text:p text:style-name="P20"><text:tab/>DIRECT_WRITE_LOW(reg, mask);</text:p>
      <text:p text:style-name="P21">Rebuilt and tested. Still zero sensors detected. To check that my changes were being compiled in I added a deliberate compile error to OneWire.cpp, and it did cause a compile error in my Sketch. I then removed that compile error; recompiling the Sketch succeeded. So the changes I've made to OneWire.h and .cpp have <text:span text:style-name="T21">indeed been </text:span>compiled in.</text:p>
      <text:p text:style-name="P21">With such fundamental bugs inthe OneWire library for ESP8266, I'm concerned about how much work I'm going to have to do to OneWire, and how to get those fixes in – because the OneWire library seems to imply there's an ESP8266 community version of OneWire.</text:p>
      <text:p text:style-name="P22">To double-check that the ESP8266 Arduino library doesn't have a OneWire library, I removed the OneWire library from Arduino/libraries and compiled my Sketch. I did indeed get a compile error saying there's no OneWire.h. I then restored OneWire.h</text:p>
      <text:p text:style-name="P22">Hunting for a more recent/official ESP8266 OneWire library, I found <text:a xlink:type="simple" xlink:href="https://github.com/esp8266/Arduino/issues/1307" text:style-name="Internet_20_link" text:visited-style-name="Visited_20_Internet_20_Link">https://github.com/esp8266/Arduino/issues/1307</text:a>, which ends with a note at the end of February 2016: "Since we have removed OneWire from this repository in favour of the official version, please open the issue at <text:a xlink:type="simple" xlink:href="https://github.com/PaulStoffregen/OneWire" text:style-name="Internet_20_link" text:visited-style-name="Visited_20_Internet_20_Link">https://github.com/PaulStoffregen/OneWire</text:a>." So it sounds like I'm using the correct version of the library.</text:p>
      <text:p text:style-name="P23">Looking at the bug reports for the PaulStoffregen OneWire library, I found <text:a xlink:type="simple" xlink:href="https://github.com/PaulStoffregen/OneWire/issues/27" text:style-name="Internet_20_link" text:visited-style-name="Visited_20_Internet_20_Link">https://github.com/PaulStoffregen/OneWire/issues/27</text:a> says that pin 16 doesn't work because the ESP8266 Pin 16 requires special treatment in trying to do direct I/O. So it seems <text:span text:style-name="T21">my using </text:span>GPIO 16 was a bad idea.</text:p>
      <text:p text:style-name="P24">Looking through more Issues against that repo, I see one where a person is using ESP8266, and in frustration created their own fork of the library, for their EPS8266 work. I'll try that library (<text:a xlink:type="simple" xlink:href="https://github.com/bzub/OneWire" text:style-name="Internet_20_link" text:visited-style-name="Visited_20_Internet_20_Link">https://github.com/bzub/OneWire</text:a>).</text:p>
      <text:p text:style-name="P25">I changed the data pin to D4 (which seems innocuous) and tried the new OneWire library. It worked! "2 temperature sensors responded." Just for thoroughness, I reverted to the <text:span text:style-name="T21">original, unchanged </text:span>PaulStoffregen version and <text:span text:style-name="T19">found that worked too. So I'm staying with the PaulStoffregen version of OneWire since that seems to be more up to date.</text:span></text:p>
      <text:p text:style-name="P26">The sketch now says: 2 temperature sensors responded. First sensor found: DeviceAddress x = {0x28, 0x48, 0xCE, 0xA8, 0x7, 0x0, 0x0, 0x85}; <text:s text:c="2"/><text:span text:style-name="T21">Created a </text:span>github repo, now that some <text:span text:style-name="T21">parts of the code</text:span> are working.</text:p>
      <text:h text:style-name="P65" text:outline-level="3">October 19, 2017: More parts decisions, <text:span text:style-name="T14">research, and a little coding</text:span></text:h>
      <text:p text:style-name="P10">I decided to use CAT3 (house phone wiring cable) instead of CAT6, mainly because I have a reel of it, but also because it's less expensive than CAT6.</text:p>
      <text:p text:style-name="P10">Realised that the OneWire library uses a single I/O pin for both input and output. I had hoped to use a TIP transistor to drive the output, but now I'm not sure how to use a single pin for normal input and to drive the base of the transistor. <text:span text:style-name="T10">The OneWire library seems to support only one, bidirectional pin rather than one input pin and a separate output pin (as Maxim recommends for high-power 1-wire busses).</text:span></text:p>
      <text:p text:style-name="P11">Good news! In phrasing a question for Sparkfun about how to construct a higher-power 1-wire bus, my re-reading of the MAX31820 datasheet seems to say that the part consumes only 5uA rather than 4mA, which means I can connect a bunch of them directly to an ESP8266 Thing pin (12mA max output) with <text:soft-page-break/>no worries. So it looks like the hardware will be a piece of cake.</text:p>
      <text:p text:style-name="P12">Read much of <text:a xlink:type="simple" xlink:href="https://github.com/milesburton/Arduino-Temperature-Control-Library" text:style-name="Internet_20_link" text:visited-style-name="Visited_20_Internet_20_Link">https://github.com/milesburton/Arduino-Temperature-Control-Library</text:a>. Decided to try to use it rather than code my own stuff, because the functions seem non-trivial. Installed that library to Arduino/libraries. <text:span text:style-name="T15">Added a #include of that library, and the Sketch compiled – that's a good first sign.</text:span></text:p>
      <text:p text:style-name="P13">Wrote a little code to initialize the 1-wire bus and get first device address from the bus. It compiles, so I'm now ready for the hardware to show up (it should show up this afternoon).</text:p>
      <text:h text:style-name="P66" text:outline-level="3">October 14: More research</text:h>
      <text:p text:style-name="P6">Didn't yet find anything that says what I should use for an end-of-bus termination. Found <text:span text:style-name="T8">the Maxim temp sensor datasheet</text:span> <text:span text:style-name="T8">describes </text:span>a 4.7K pullup on the data line on the Arduino end.</text:p>
      <text:p text:style-name="P7">Found the OneWire library takes care of the search function (and others). It sounds like the non-OneWire-library code should be small <text:span text:style-name="T21">[That turned out to be not true]</text:span>.</text:p>
      <text:p text:style-name="P8"><text:span text:style-name="T8">Found what seems to be the MilesBurton code for talking to the temp sensors, at </text:span><text:a xlink:type="simple" xlink:href="https://github.com/milesburton/Arduino-Temperature-Control-Library" text:style-name="Internet_20_link" text:visited-style-name="Visited_20_Internet_20_Link"><text:span text:style-name="T8">https://github.com/milesburton/Arduino-Temperature-Control-Library</text:span></text:a><text:span text:style-name="T8">.</text:span></text:p>
      <text:p text:style-name="P9">Sketched out the tasks to create the system.</text:p>
      <text:h text:style-name="P67" text:outline-level="3">October 13: How to handle the long wire</text:h>
      <text:p text:style-name="P3">The 1-wire bus for the temperature sensors will likely be about 10' (about 3m) long. That's long enough to worry about transmission line effects and noise immunity (or lack of it). <text:span text:style-name="T5">Found a promising application note from Maxim: </text:span><text:a xlink:type="simple" xlink:href="https://www.maximintegrated.com/en/app-notes/index.mvp/id/148" text:style-name="Internet_20_link" text:visited-style-name="Visited_20_Internet_20_Link"><text:span text:style-name="T5">https://www.maximintegrated.com/en/app-notes/index.mvp/id/148</text:span></text:a><text:span text:style-name="T5"> "Guidelines for Reliable Long Line 1-Wire Networks".</text:span></text:p>
      <text:p text:style-name="P4">The guidelines report:</text:p>
      <text:list xml:id="list3919313340" text:style-name="L4">
        <text:list-item>
          <text:p text:style-name="P71">Don't use a star network. A linear network (1 cable with taps every so often) sounds promising.</text:p>
        </text:list-item>
        <text:list-item>
          <text:p text:style-name="P88">Don't use <text:span text:style-name="T20">the MAX31820 </text:span>parasitic power <text:span text:style-name="T20">mode</text:span> in long 1-wire networks.</text:p>
        </text:list-item>
        <text:list-item>
          <text:p text:style-name="P71">The typical signal propagation speed in a phone cable is about 2/3 of the speed of light (they seem to say 10nS/m). For a 4m cable, that's about 40nS or 0.040uS, <text:span text:style-name="T7">which I think I can ignore.</text:span></text:p>
        </text:list-item>
      </text:list>
      <text:p text:style-name="P5"><text:a xlink:type="simple" xlink:href="http://forum.arduino.cc/index.php?topic=336798.0" text:style-name="Internet_20_link" text:visited-style-name="Visited_20_Internet_20_Link">http://forum.arduino.cc/index.php?topic=336798.0</text:a> sounds like someone who is exploring the same configuration I am. </text:p>
      <text:h text:style-name="Heading_20_3" text:outline-level="3">October 8, 2017: initial coding</text:h>
      <text:p text:style-name="P2">I've ordered the parts from Sparkfun. While I'm waiting for them to arrive, I'm writing some initial code. <text:span text:style-name="T1">Installed the OneWire library, that supports ESP8266.<text:line-break/><text:tab/>Hunting for a good temperature sensor library. </text:span><text:a xlink:type="simple" xlink:href="https://github.com/milesburton/Arduino-Temperature-Control-Library" text:style-name="Internet_20_link" text:visited-style-name="Visited_20_Internet_20_Link"><text:span text:style-name="T1">https://github.com/milesburton/Arduino-Temperature-Control-Library</text:span></text:a><text:span text:style-name="T1"> looks promising, but has issues listed against it that suggest it doesn't do multiple sensors very well, and doesn't support async reading (which will be necessary to avoid too-long delays for the WiFi to tolerate).<text:line-break/><text:tab/>I noticed each sensor sinks 4mA [That turned out to be untrue], so 10 will require the ESP8266 to source 40mA – I need to double-check whether it's able to do t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23M2S</meta:editing-duration>
    <meta:editing-cycles>74</meta:editing-cycles>
    <meta:generator>LibreOffice/5.3.6.1$Windows_X86_64 LibreOffice_project/686f202eff87ef707079aeb7f485847613344eb7</meta:generator>
    <dc:date>2017-11-04T10:49:27.379000000</dc:date>
    <meta:document-statistic meta:table-count="0" meta:image-count="0" meta:object-count="0" meta:page-count="9" meta:paragraph-count="156" meta:word-count="4247" meta:character-count="26274" meta:non-whitespace-character-count="22140"/>
    <meta:user-defined meta:name="Info 1"/>
    <meta:user-defined meta:name="Info 2"/>
    <meta:user-defined meta:name="Info 3"/>
    <meta:user-defined meta:name="Info 4"/>
  </office:meta>
</office:document-meta>
</file>